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95cm"/>
    </style:style>
    <style:style style:name="gr2" style:family="graphic" style:parent-style-name="standard">
      <style:graphic-properties draw:fill="none" draw:fill-color="#3399ff" draw:textarea-vertical-align="middle"/>
    </style:style>
    <style:style style:name="gr3" style:family="graphic" style:parent-style-name="standard">
      <style:graphic-properties draw:fill="solid" draw:fill-color="#3399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2.7cm" fo:wrap-option="no-wrap"/>
    </style:style>
    <style:style style:name="gr10" style:family="graphic" style:parent-style-name="standard">
      <style:graphic-properties svg:stroke-width="0.1cm" draw:marker-start-width="0.5cm" draw:marker-end-width="0.5cm" draw:textarea-vertical-align="top" fo:padding-top="0.175cm" fo:padding-bottom="0.175cm" fo:padding-left="0.3cm" fo:padding-right="0.3cm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378cm"/>
    </style:style>
    <style:style style:name="gr13" style:family="graphic" style:parent-style-name="standard">
      <style:graphic-properties svg:stroke-color="#000000" draw:fill="none" draw:textarea-vertical-align="middle" draw:auto-grow-height="false" fo:min-height="5.722cm" fo:min-width="0cm"/>
    </style:style>
    <style:style style:name="gr14" style:family="graphic" style:parent-style-name="standard">
      <style:graphic-properties svg:stroke-color="#000000" draw:fill="none" draw:textarea-vertical-align="middle" draw:auto-grow-height="false" fo:min-height="4.39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line-height="100%" fo:text-align="end"/>
    </style:style>
    <style:style style:name="P4" style:family="paragraph">
      <style:paragraph-properties fo:line-height="100%" fo:text-align="end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295cm" svg:height="2.384cm" svg:x="12.31cm" svg:y="9.716cm">
          <draw:text-box>
            <text:p>SAFE</text:p>
            <text:p>Web Browser</text:p>
            <text:p>Plugin</text:p>
          </draw:text-box>
        </draw:frame>
        <draw:rect draw:style-name="gr2" draw:text-style-name="P1" draw:layer="layout" svg:width="10cm" svg:height="2.9cm" svg:x="1.004cm" svg:y="14.65cm">
          <text:p text:style-name="P1">SAFE Network</text:p>
        </draw:rect>
        <draw:rect draw:style-name="gr3" draw:text-style-name="P1" draw:layer="layout" svg:width="10cm" svg:height="2.5cm" svg:x="1cm" svg:y="10.9cm">
          <text:p text:style-name="P1">SAFE REST API</text:p>
        </draw:rect>
        <draw:rect draw:style-name="gr3" draw:text-style-name="P1" draw:layer="layout" svg:width="10cm" svg:height="2.535cm" svg:x="1cm" svg:y="8.4cm">
          <text:p text:style-name="P1">SAFE Javascript API</text:p>
        </draw:rect>
        <draw:frame draw:style-name="gr4" draw:layer="layout" svg:width="7.165cm" svg:height="2.384cm" svg:x="12.31cm" svg:y="3.753cm">
          <draw:text-box>
            <text:p>SAFE</text:p>
            <text:p>Web Apps</text:p>
            <text:p>(HTML/CSS/Javascript)</text:p>
          </draw:text-box>
        </draw:frame>
        <draw:frame draw:style-name="gr5" draw:layer="layout" svg:width="3.711cm" svg:height="0.962cm" svg:x="1.689cm" svg:y="2.3cm">
          <draw:text-box>
            <text:p>SAFEpress</text:p>
          </draw:text-box>
        </draw:frame>
        <draw:frame draw:style-name="gr5" draw:layer="layout" svg:width="4.85cm" svg:height="0.962cm" svg:x="6.05cm" svg:y="2.305cm">
          <draw:text-box>
            <text:p>Other Web App</text:p>
          </draw:text-box>
        </draw:frame>
        <draw:rect draw:style-name="gr6" draw:text-style-name="P1" draw:layer="layout" svg:width="4.949cm" svg:height="6.296cm" svg:x="1cm" svg:y="2.004cm">
          <text:p/>
        </draw:rect>
        <draw:rect draw:style-name="gr6" draw:text-style-name="P1" draw:layer="layout" svg:width="4.949cm" svg:height="6.296cm" svg:x="6.051cm" svg:y="2.004cm">
          <text:p/>
        </draw:rect>
        <draw:rect draw:style-name="gr7" draw:text-style-name="P2" draw:layer="layout" svg:width="4.312cm" svg:height="1.519cm" svg:x="1.288cm" svg:y="4.581cm">
          <text:p text:style-name="P1"><text:span text:style-name="T1">SAFEpress UI</text:span></text:p>
        </draw:rect>
        <draw:rect draw:style-name="gr7" draw:text-style-name="P2" draw:layer="layout" svg:width="4.312cm" svg:height="1.681cm" svg:x="1.288cm" svg:y="6.1cm">
          <text:p text:style-name="P1"><text:span text:style-name="T1">SafeApp</text:span></text:p>
          <text:p text:style-name="P1"><text:span text:style-name="T1">Web Framework</text:span></text:p>
        </draw:rect>
        <draw:frame draw:style-name="gr8" draw:text-style-name="P4" draw:layer="layout" svg:width="19cm" svg:height="0.962cm" svg:x="1cm" svg:y="17.9cm">
          <draw:text-box>
            <text:p text:style-name="P3"><text:span text:style-name="T2">1. SAFE Web Application Architecture Including SAFEpress</text:span></text:p>
          </draw:text-box>
        </draw:frame>
        <draw:rect draw:style-name="gr7" draw:text-style-name="P2" draw:layer="layout" svg:width="4.312cm" svg:height="1.519cm" svg:x="6.388cm" svg:y="4.6cm">
          <text:p text:style-name="P1"><text:span text:style-name="T1">App UI</text:span></text:p>
        </draw:rect>
        <draw:rect draw:style-name="gr7" draw:text-style-name="P2" draw:layer="layout" svg:width="4.312cm" svg:height="1.681cm" svg:x="6.388cm" svg:y="6.119cm">
          <text:p text:style-name="P1"><text:span text:style-name="T1">SafeApp</text:span></text:p>
          <text:p text:style-name="P1"><text:span text:style-name="T1">Web Framework</text:span></text:p>
        </draw:rect>
        <draw:custom-shape draw:style-name="gr9" draw:text-style-name="P5" draw:layer="layout" svg:width="3.2cm" svg:height="2cm" svg:x="15.4cm" svg:y="6.9cm">
          <text:p text:style-name="P1"><text:span text:style-name="T3">SafeApp</text:span><text:span text:style-name="T3"><text:line-break/></text:span><text:span text:style-name="T3">noBackend </text:span><text:span text:style-name="T3"><text:line-break/></text:span><text:span text:style-name="T3">Dreamcode API</text:span></text:p>
          <draw:enhanced-geometry svg:viewBox="0 0 21600 21600" draw:mirror-horizontal="false" draw:type="line-callout-2" draw:modifiers="-35170.0093720712 -8171.51424287856 -34002.6241799438 -4706.44677661169 -1693.72071227741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8" draw:text-style-name="P4" draw:layer="layout" svg:width="19cm" svg:height="0.962cm" svg:x="0.8cm" svg:y="27.7cm">
          <draw:text-box>
            <text:p text:style-name="P3"><text:span text:style-name="T2">2. SafeApp Web Framework</text:span></text:p>
          </draw:text-box>
        </draw:frame>
        <draw:rect draw:style-name="gr10" draw:text-style-name="P1" draw:layer="layout" svg:width="16.9cm" svg:height="3.5cm" svg:x="2.1cm" svg:y="24cm">
          <text:p text:style-name="P1">SafeApp noBackend Dreamcode API</text:p>
        </draw:rect>
        <draw:rect draw:style-name="gr11" draw:text-style-name="P1" draw:layer="layout" svg:width="2.9cm" svg:height="2.1cm" svg:x="2.4cm" svg:y="25.1cm">
          <text:p text:style-name="P1">CMS</text:p>
        </draw:rect>
        <draw:rect draw:style-name="gr11" draw:text-style-name="P1" draw:layer="layout" svg:width="2.9cm" svg:height="2.1cm" svg:x="2.4cm" svg:y="25.1cm">
          <text:p text:style-name="P1">CMS</text:p>
        </draw:rect>
        <draw:rect draw:style-name="gr11" draw:text-style-name="P1" draw:layer="layout" svg:width="2.9cm" svg:height="2.1cm" svg:x="5.3cm" svg:y="25.1cm">
          <text:p text:style-name="P1">CMS <text:line-break/>Search</text:p>
        </draw:rect>
        <draw:rect draw:style-name="gr11" draw:text-style-name="P1" draw:layer="layout" svg:width="2.9cm" svg:height="2.1cm" svg:x="8.2cm" svg:y="25.1cm">
          <text:p text:style-name="P1">Web<text:line-break/>Widget</text:p>
        </draw:rect>
        <draw:rect draw:style-name="gr11" draw:text-style-name="P1" draw:layer="layout" svg:width="2.9cm" svg:height="2.1cm" svg:x="11.1cm" svg:y="25.1cm">
          <text:p text:style-name="P1">Web<text:line-break/>Plugin</text:p>
        </draw:rect>
        <draw:rect draw:style-name="gr11" draw:text-style-name="P1" draw:layer="layout" svg:width="2.9cm" svg:height="2.1cm" svg:x="14cm" svg:y="25.1cm">
          <text:p text:style-name="P1">Roles</text:p>
        </draw:rect>
        <draw:frame draw:style-name="gr12" draw:text-style-name="P6" draw:layer="layout" svg:width="1.878cm" svg:height="1.352cm" svg:x="16.9cm" svg:y="25.3cm">
          <draw:text-box>
            <text:p><text:span text:style-name="T4">. . .</text:span></text:p>
          </draw:text-box>
        </draw:frame>
        <draw:custom-shape draw:style-name="gr13" draw:text-style-name="P1" draw:layer="layout" svg:width="1cm" svg:height="6.3cm" svg:x="11.3cm" svg:y="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1cm" svg:height="4.9cm" svg:x="11.3cm" svg:y="8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officeooo:annotation svg:x="0cm" svg:y="0cm">
          <dc:creator>Mark Hughes</dc:creator>
          <dc:date>2015-08-05T13:07:50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ff99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Hughes</meta:initial-creator>
    <meta:creation-date>2015-08-05T12:45:54.186697735</meta:creation-date>
    <dc:date>2015-08-05T14:45:58.996237533</dc:date>
    <dc:creator>Mark Hughes</dc:creator>
    <meta:editing-duration>PT42M33S</meta:editing-duration>
    <meta:editing-cycles>7</meta:editing-cycles>
    <meta:generator>LibreOffice/4.3.3.2$Linux_X86_64 LibreOffice_project/430m0$Build-2</meta:generator>
    <meta:document-statistic meta:object-count="26"/>
  </office:meta>
</office:document-meta>
</file>